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GroupBuild Volunteer Onboarding Agreement</text:h>
      <text:p text:style-name="Standard">[Image Placeholder: GroupBuild Logo]</text:p>
      <text:h text:outline-level="1" text:style-name="Heading_20_1">1. Welcome to GroupBuild</text:h>
      <text:p text:style-name="Standard">Thank you for stepping forward. This agreement introduces you to our civic tech mission, our operating principles, and what you’re entitled to as a contributor.</text:p>
      <text:h text:outline-level="1" text:style-name="Heading_20_1">2. Our Mission</text:h>
      <text:p text:style-name="Standard">To empower groups to coordinate safely and ethically in defense of democracy—especially under disinformation, censorship, and authoritarian pressure. We build tools for civil resistance, group coordination, and ethical discourse.</text:p>
      <text:h text:outline-level="1" text:style-name="Heading_20_1">3. Key Features of the Platform</text:h>
      <text:p text:style-name="Standard">GroupBuild’s Minimum Viable Platform (MVP) combines security, anonymity, and ethical moderation with real-time decision-making tools. Features include:</text:p>
      <text:list>
        <text:list-item>
          <text:p text:style-name="Standard">✔️ Editable-option, peer-weighted voting (MeritRank Voting)</text:p>
        </text:list-item>
        <text:list-item>
          <text:p text:style-name="Standard">✔️ Real-time AI moderation (BeAxa) using non-censoring flag overlays</text:p>
        </text:list-item>
        <text:list-item>
          <text:p text:style-name="Standard">✔️ AnonID-based identity system with quiz-based human verification</text:p>
        </text:list-item>
        <text:list-item>
          <text:p text:style-name="Standard">✔️ RepTags and ScripTags for behavioral and content accountability</text:p>
        </text:list-item>
        <text:list-item>
          <text:p text:style-name="Standard">✔️ Customizable Resource Pages and prompt-generated civic assets</text:p>
        </text:list-item>
        <text:list-item>
          <text:p text:style-name="Standard">✔️ Wireless mesh connectivity for event safety and resilience</text:p>
        </text:list-item>
        <text:list-item>
          <text:p text:style-name="Standard">✔️ Censorship-resistant document archives and forkable templates</text:p>
        </text:list-item>
      </text:list>
      <text:p text:style-name="Standard">[Image Placeholder: System Architecture – Central Server linking Identity, Voting, BeAxa, AnonIDs, RepTags, Resources, Mesh]</text:p>
      <text:h text:outline-level="1" text:style-name="Heading_20_1">4. How We Work</text:h>
      <text:p text:style-name="Standard">We are a non-hierarchical collective. Contributors are recognized by effort, quality, and civility—not job title. We use open repositories, transparent reviews, and community-driven decisions.</text:p>
      <text:list>
        <text:list-item>
          <text:p text:style-name="Standard">✅ Peer-reviewed code contributions</text:p>
        </text:list-item>
        <text:list-item>
          <text:p text:style-name="Standard">✅ RepTags for merit-based trust</text:p>
        </text:list-item>
        <text:list-item>
          <text:p text:style-name="Standard">✅ Logged decisions for team transparency</text:p>
        </text:list-item>
        <text:list-item>
          <text:p text:style-name="Standard">✅ Clear security standards and respectful conduct</text:p>
        </text:list-item>
      </text:list>
      <text:h text:outline-level="1" text:style-name="Heading_20_1">5. Where You Might Contribute</text:h>
      <text:list>
        <text:list-item>
          <text:p text:style-name="Standard">🧠 React UI, mobile-first voting interfaces</text:p>
        </text:list-item>
        <text:list-item>
          <text:p text:style-name="Standard">🔐 Backend APIs (Node.js), schema design (PostgreSQL)</text:p>
        </text:list-item>
        <text:list-item>
          <text:p text:style-name="Standard">🤖 AI modules (Python), multi-AI voting and moderation mesh</text:p>
        </text:list-item>
        <text:list-item>
          <text:p text:style-name="Standard">📡 Secure routing: fallback wireless protocols, anti-tracking</text:p>
        </text:list-item>
        <text:list-item>
          <text:p text:style-name="Standard">📄 Prompt refinement for resource generation quizzes</text:p>
        </text:list-item>
        <text:list-item>
          <text:p text:style-name="Standard">🌍 Map-based civic coordination tools</text:p>
        </text:list-item>
      </text:list>
      <text:h text:outline-level="1" text:style-name="Heading_20_1">6. Legal Structure &amp; Contributor Rights</text:h>
      <text:p text:style-name="Standard">GroupBuild will be a Canadian SPC, with a separate nonprofit to receive donations and provide access to public tools. Contributors agree to the following terms:</text:p>
      <text:list>
        <text:list-item>
          <text:p text:style-name="Standard">✔️ Contributions may be used as open or reserved IP</text:p>
        </text:list-item>
        <text:list-item>
          <text:p text:style-name="Standard">✔️ Reserved components (AI, security) are protected and governed</text:p>
        </text:list-item>
        <text:list-item>
          <text:p text:style-name="Standard">✔️ Contributors retain authorship and may request public attribution</text:p>
        </text:list-item>
        <text:list-item>
          <text:p text:style-name="Standard">✔️ Confidentiality survives participation unless released in writing</text:p>
        </text:list-item>
      </text:list>
      <text:p text:style-name="Standard">[Image Placeholder: Legal Structure Flowchart – SPC + Foundation]</text:p>
      <text:h text:outline-level="1" text:style-name="Heading_20_1">7. Compensation &amp; Recognition</text:h>
      <text:p text:style-name="Standard">Early contributors may receive sweat equity and public credit. If revenue is achieved, contributors will share based on role and impact, recorded transparently.</text:p>
      <text:h text:outline-level="1" text:style-name="Heading_20_1">8. Conduct, Security, and Ethics</text:h>
      <text:list>
        <text:list-item>
          <text:p text:style-name="Standard">✔️ Use secure repos and encrypted communication</text:p>
        </text:list-item>
        <text:list-item>
          <text:p text:style-name="Standard">✔️ Avoid credential sharing or data export</text:p>
        </text:list-item>
        <text:list-item>
          <text:p text:style-name="Standard">✔️ Maintain integrity and mission alignment</text:p>
        </text:list-item>
        <text:list-item>
          <text:p text:style-name="Standard">✔️ Report security concerns responsibly</text:p>
        </text:list-item>
        <text:list-item>
          <text:p text:style-name="Standard">✔️ Treat fellow contributors with civility</text:p>
        </text:list-item>
      </text:list>
      <text:h text:outline-level="1" text:style-name="Heading_20_1">9. Ready to Join?</text:h>
      <text:p text:style-name="Standard">Once signed, return this agreement to Rick or Elias. You’ll be onboarded into our team Discord and paired with a fellow contributor.</text:p>
      <text:p text:style-name="Standard">📧 rick@groupbuild.org | elias@groupbuild.org
🔗 https://groupbuild.org</text:p>
      <text:h text:outline-level="1" text:style-name="Heading_20_1">10. Meet the Founders</text:h>
      <text:p text:style-name="Standard">Rick Ballard – Angel investor, civic-tech founder, startup advisor, ex-global telecom exec. Focus: strategy, equity governance, and message architecture.</text:p>
      <text:p text:style-name="Standard">Elias – Privacy-focused backend engineer, PhD candidate, musician, and cloud vectoring specialist. Focus: protocol design, mesh security, and moderation logic.</text:p>
      <text:p text:style-name="Standard">[Image Placeholder: Rick + Elias Bios &amp; Photos]</text:p>
      <text:h text:outline-level="1" text:style-name="Heading_20_1">11. Agreement &amp; Signature</text:h>
      <text:p text:style-name="Standard">By signing, you affirm your understanding and agree to join the project under the terms described.</text:p>
      <text:p text:style-name="Standard">Signature: ___________________________</text:p>
      <text:p text:style-name="Standard">Name: ___________________________</text:p>
      <text:p text:style-name="Standard">Email: ___________________________</text:p>
      <text:p text:style-name="Standard">Date: ___________________________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16pt" fo:font-weight="bold"/>
    </style:style>
    <style:style style:name="Standard" style:family="paragraph" style:display-name="Standard">
      <style:paragraph-properties/>
      <style:text-properties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